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text-properties officeooo:rsid="000951ec" officeooo:paragraph-rsid="000951ec"/>
    </style:style>
    <style:style style:name="P2" style:family="paragraph" style:parent-style-name="Text_20_body" style:list-style-name="L1">
      <style:text-properties officeooo:rsid="000951ec" officeooo:paragraph-rsid="000951ec"/>
    </style:style>
    <style:style style:name="P3" style:family="paragraph" style:parent-style-name="Text_20_body" style:list-style-name="L1">
      <style:text-properties officeooo:rsid="000951ec" officeooo:paragraph-rsid="0027f89e"/>
    </style:style>
    <style:style style:name="P4" style:family="paragraph" style:parent-style-name="Text_20_body" style:list-style-name="L2">
      <style:text-properties officeooo:rsid="000951ec" officeooo:paragraph-rsid="0015e779"/>
    </style:style>
    <style:style style:name="P5" style:family="paragraph" style:parent-style-name="Text_20_body" style:list-style-name="L3">
      <style:text-properties officeooo:rsid="000951ec" officeooo:paragraph-rsid="002a3ced"/>
    </style:style>
    <style:style style:name="P6" style:family="paragraph" style:parent-style-name="Text_20_body" style:list-style-name="L1">
      <style:text-properties officeooo:rsid="000a784e" officeooo:paragraph-rsid="000a784e"/>
    </style:style>
    <style:style style:name="P7" style:family="paragraph" style:parent-style-name="Text_20_body" style:list-style-name="L2">
      <style:text-properties officeooo:rsid="000a784e" officeooo:paragraph-rsid="0021077e"/>
    </style:style>
    <style:style style:name="P8" style:family="paragraph" style:parent-style-name="Text_20_body" style:list-style-name="L1">
      <style:text-properties officeooo:rsid="000efd22" officeooo:paragraph-rsid="000efd22"/>
    </style:style>
    <style:style style:name="P9" style:family="paragraph" style:parent-style-name="Text_20_body" style:list-style-name="L1">
      <style:text-properties officeooo:rsid="000d343f" officeooo:paragraph-rsid="000d343f"/>
    </style:style>
    <style:style style:name="P10" style:family="paragraph" style:parent-style-name="Text_20_body" style:list-style-name="L2">
      <style:text-properties officeooo:rsid="000d343f" officeooo:paragraph-rsid="0015e779"/>
    </style:style>
    <style:style style:name="P11" style:family="paragraph" style:parent-style-name="Text_20_body" style:list-style-name="L2">
      <style:text-properties officeooo:rsid="0017f36f" officeooo:paragraph-rsid="0021077e"/>
    </style:style>
    <style:style style:name="P12" style:family="paragraph" style:parent-style-name="Text_20_body" style:list-style-name="L2">
      <style:text-properties officeooo:rsid="002253b3" officeooo:paragraph-rsid="0023c375"/>
    </style:style>
    <style:style style:name="P13" style:family="paragraph" style:parent-style-name="Text_20_body" style:list-style-name="L2">
      <style:text-properties officeooo:rsid="0015e779" officeooo:paragraph-rsid="0015e779"/>
    </style:style>
    <style:style style:name="P14" style:family="paragraph" style:parent-style-name="Text_20_body" style:list-style-name="L3">
      <style:text-properties officeooo:rsid="0015e779" officeooo:paragraph-rsid="002a3ced"/>
    </style:style>
    <style:style style:name="P15" style:family="paragraph" style:parent-style-name="Text_20_body" style:list-style-name="L3">
      <style:text-properties officeooo:rsid="00290fd0" officeooo:paragraph-rsid="00290fd0"/>
    </style:style>
    <style:style style:name="P16" style:family="paragraph" style:parent-style-name="Text_20_body" style:list-style-name="L3">
      <style:text-properties officeooo:rsid="002a3ced" officeooo:paragraph-rsid="002a3ced"/>
    </style:style>
    <style:style style:name="P17" style:family="paragraph" style:parent-style-name="Heading_20_1">
      <style:text-properties officeooo:rsid="000951ec" officeooo:paragraph-rsid="000951ec"/>
    </style:style>
    <style:style style:name="P18" style:family="paragraph" style:parent-style-name="Heading_20_1">
      <style:text-properties officeooo:rsid="0015e779" officeooo:paragraph-rsid="0015e779"/>
    </style:style>
    <style:style style:name="P19" style:family="paragraph" style:parent-style-name="Heading_20_1">
      <style:text-properties officeooo:rsid="00290fd0" officeooo:paragraph-rsid="00290fd0"/>
    </style:style>
    <style:style style:name="T1" style:family="text">
      <style:text-properties officeooo:rsid="000a114f"/>
    </style:style>
    <style:style style:name="T2" style:family="text">
      <style:text-properties officeooo:rsid="000b11c0"/>
    </style:style>
    <style:style style:name="T3" style:family="text">
      <style:text-properties officeooo:rsid="000cffd1"/>
    </style:style>
    <style:style style:name="T4" style:family="text">
      <style:text-properties officeooo:rsid="000efd22"/>
    </style:style>
    <style:style style:name="T5" style:family="text">
      <style:text-properties officeooo:rsid="0015e779"/>
    </style:style>
    <style:style style:name="T6" style:family="text">
      <style:text-properties officeooo:rsid="0017f36f"/>
    </style:style>
    <style:style style:name="T7" style:family="text">
      <style:text-properties officeooo:rsid="0019ce0c"/>
    </style:style>
    <style:style style:name="T8" style:family="text">
      <style:text-properties officeooo:rsid="001bbc3b"/>
    </style:style>
    <style:style style:name="T9" style:family="text">
      <style:text-properties officeooo:rsid="001f304b"/>
    </style:style>
    <style:style style:name="T10" style:family="text">
      <style:text-properties officeooo:rsid="0021077e"/>
    </style:style>
    <style:style style:name="T11" style:family="text">
      <style:text-properties officeooo:rsid="00226642"/>
    </style:style>
    <style:style style:name="T12" style:family="text">
      <style:text-properties officeooo:rsid="0024319d"/>
    </style:style>
    <style:style style:name="T13" style:family="text">
      <style:text-properties officeooo:rsid="00273f89"/>
    </style:style>
    <style:style style:name="T14" style:family="text">
      <style:text-properties officeooo:rsid="002a3ced"/>
    </style:style>
    <style:style style:name="T15" style:family="text">
      <style:text-properties officeooo:rsid="002b51e7"/>
    </style:style>
    <style:style style:name="T16" style:family="text">
      <style:text-properties officeooo:rsid="002c059c"/>
    </style:style>
    <style:style style:name="T17" style:family="text">
      <style:text-properties officeooo:rsid="002ed6bc"/>
    </style:style>
    <style:style style:name="T18" style:family="text">
      <style:text-properties officeooo:rsid="002f0294"/>
    </style:style>
    <style:style style:name="T19" style:family="text">
      <style:text-properties officeooo:rsid="00316d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erimental Protocol</text:p>
      <text:h text:style-name="P17" text:outline-level="1">Blocks</text:h>
      <text:list xml:id="list8330204985566890581" text:style-name="L1">
        <text:list-item>
          <text:p text:style-name="P2">Select objects using pseudorandom number generator.</text:p>
        </text:list-item>
        <text:list-item>
          <text:p text:style-name="P2"><text:span text:style-name="T4">Randomly disperse objects </text:span>in workspace so that no two objects are <text:span text:style-name="T1">within 1 cm of each other.</text:span></text:p>
        </text:list-item>
        <text:list-item>
          <text:p text:style-name="P2">Run the <text:span text:style-name="T7">script</text:span>:</text:p>
          <text:list>
            <text:list-item>
              <text:p text:style-name="P3">If a<text:span text:style-name="T12">n unplaced bottle, regrasp plan, and</text:span> motion plan <text:span text:style-name="T12">are</text:span> not found after 10 attempts, remove the object and <text:span text:style-name="T13">decrement the number of objects placed. (Describe the failure details in the notes. This does not count as a grasp or placement failure: it is a planning and/or perception failure.)</text:span></text:p>
            </text:list-item>
            <text:list-item>
              <text:p text:style-name="P6">Record number of regrasps <text:span text:style-name="T3">attempted</text:span> (<text:span text:style-name="T2">irregardless of if they were successful</text:span>).</text:p>
            </text:list-item>
            <text:list-item>
              <text:p text:style-name="P8">Record the number of extra grasps that resulted from regrasping.</text:p>
            </text:list-item>
            <text:list-item>
              <text:p text:style-name="P9">If a grasp fails, remove the object and keep going.</text:p>
            </text:list-item>
          </text:list>
        </text:list-item>
      </text:list>
      <text:h text:style-name="P18" text:outline-level="1">Bottles</text:h>
      <text:list xml:id="list6130216639515056044" text:style-name="L2">
        <text:list-item>
          <text:p text:style-name="P4">Selec<text:span text:style-name="T10">t 2 coasters and 2 bottles with side/upright decisions (with probability 2/3 and 1/3, respectively) u</text:span>sing <text:span text:style-name="T5">Python’s </text:span>pseudorandom number generator.</text:p>
        </text:list-item>
        <text:list-item>
          <text:p text:style-name="P4"><text:span text:style-name="T4">Randomly disperse objects </text:span>in workspace so that no two objects are <text:span text:style-name="T5">within 1 cm of each other. BoNet does not seem to work well on real data when objects are closer than this.</text:span></text:p>
        </text:list-item>
        <text:list-item>
          <text:p text:style-name="P4">Run the <text:span text:style-name="T5">script</text:span>:</text:p>
          <text:list>
            <text:list-item>
              <text:p text:style-name="P4">If a<text:span text:style-name="T12">n unplaced bottle, regrasp plan, and</text:span> motion plan <text:span text:style-name="T12">are</text:span> not found after 10 attempts, remove the object and <text:span text:style-name="T13">decrement the number of objects placed. (Describe the failure details in the notes. This does not count as a grasp or placement failure: it is a planning and/or perception failure.)</text:span></text:p>
            </text:list-item>
            <text:list-item>
              <text:p text:style-name="P7">Record <text:span text:style-name="T6">grasp success/failure of all grasps, including regrasps, as well as the plan length. If a regrasp fails, remove the object.</text:span></text:p>
            </text:list-item>
            <text:list-item>
              <text:p text:style-name="P11">Record placement success/failure of the final placement only. (Temporary placements always succeed, unless the object falls out of the regrasp area due to an unstable placement, which has not happened yet. If it does happen, this rule will need updated.)</text:p>
            </text:list-item>
            <text:list-item>
              <text:p text:style-name="P10">If a grasp fails, remove the object and keep going. <text:span text:style-name="T6">If a placement fails, remove the object and keep going (including upside-down placements).</text:span></text:p>
            </text:list-item>
            <text:list-item>
              <text:p text:style-name="P12"><text:soft-page-break/>If <text:span text:style-name="T11">a bottle</text:span> falls over after <text:span text:style-name="T11">a correct final placement</text:span>, it is still counted as a place success, but <text:span text:style-name="T11">the overall task is counted as a failure</text:span> and the number of <text:span text:style-name="T11">bottles</text:span> placed <text:span text:style-name="T11">is reduced by 1.</text:span></text:p>
            </text:list-item>
            <text:list-item>
              <text:p text:style-name="P13">Restart the episode if there is an error due to (a) object was completely invisible in original point cloud, (b) cable pushed an object, or (c) object falls over due to vibrations <text:span text:style-name="T9">of the table</text:span>. <text:span text:style-name="T8">These are not counted as errors, since the experiment is not meant to evaluate the performance of the system in the presence of these factors.</text:span></text:p>
            </text:list-item>
          </text:list>
        </text:list-item>
      </text:list>
      <text:h text:style-name="P19" text:outline-level="1">Packing</text:h>
      <text:list xml:id="list9200165113609047819" text:style-name="L3">
        <text:list-item>
          <text:p text:style-name="P15">Select 6 objects uniformly at random, from the set of 34 test objects, using Python’s pseudorandom number generator.</text:p>
        </text:list-item>
        <text:list-item>
          <text:p text:style-name="P5"><text:span text:style-name="T14">Randomly disperse objects in the workspace </text:span>so that <text:span text:style-name="T14">no 2 objects are within 1 cm of each other.</text:span></text:p>
        </text:list-item>
        <text:list-item>
          <text:p text:style-name="P5">Run the <text:span text:style-name="T5">script</text:span>:</text:p>
          <text:list>
            <text:list-item>
              <text:p text:style-name="P5">If a<text:span text:style-name="T12">n object, regrasp plan, or</text:span> motion plan <text:span text:style-name="T12">are</text:span> not found after <text:span text:style-name="T16">5</text:span> attempts, remove the object and <text:span text:style-name="T13">decrement the number of objects placed. (Describe the failure details in the notes. This does not count as a grasp or placement failure: it is a planning and/or perception failure.)</text:span></text:p>
            </text:list-item>
            <text:list-item>
              <text:p text:style-name="P16">In the spreadsheet, record “Grasp Attempts” – total number of grasps attempted per episode; “Grasp Successes” – total number of grasps that <text:span text:style-name="T19">kept the object in the gripper until transportation of the object terminated (e.g., by placing the object or by an obstacle stopping the arm)</text:span>; “No Plan” – number of times the object was eliminated due to (1) above, “Regrasps” – number of regrasps attempted during execution of the plan, whether or not they succeeded; “Placed” – number of objects packed in the bin at the end of the <text:span text:style-name="T17">episode</text:span>; and “Height” – the height, in centimeters of the final packing.</text:p>
            </text:list-item>
            <text:list-item>
              <text:p text:style-name="P16">If a grasp fails, remove the object and keep going. If a placement fails, i.e., due to collision or missing the bin, remove the object and keep going. Placements <text:span text:style-name="T18">that </text:span>keep the object in the workspace (for a regrasp) or keep the object in the box (for a goal placement) are always considered successful, even if they do not reach their target exactly. If they do not reach their target exactly, this just makes the plans longer or the packing height different from expected.</text:p>
            </text:list-item>
            <text:list-item>
              <text:p text:style-name="P14">Restart the episode if there is an error due to (a) object was completely invisible in original point cloud, (b) cable pushed an object, (c) object<text:span text:style-name="T15">s move due to anything other than robot contact, or (d) object not detected in the gripper.</text:span> <text:span text:style-name="T8">These are not counted as errors, since the experiment is not meant to evaluate the performance of the system in the presence of these factors.</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7T09:43:51.121414820</meta:creation-date>
    <dc:date>2020-10-30T13:37:56.512165424</dc:date>
    <meta:editing-duration>PT6H18M9S</meta:editing-duration>
    <meta:editing-cycles>41</meta:editing-cycles>
    <meta:generator>LibreOffice/5.1.6.2$Linux_X86_64 LibreOffice_project/10m0$Build-2</meta:generator>
    <meta:document-statistic meta:table-count="0" meta:image-count="0" meta:object-count="0" meta:page-count="2" meta:paragraph-count="27" meta:word-count="754" meta:character-count="4358" meta:non-whitespace-character-count="3648"/>
  </office:meta>
</office:document-meta>
</file>